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 heart
attack when you fell off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“This young lass was doing some repairs for
us on the roof.”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u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“This lass is a real genius. I just show her the
ropes, and she absorbs that knowledge straight
away and makes it her own.”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“Well, it is true that athletics may not be
her strong suit.”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